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padding="0in" fo:border="none" style:vertical-align="auto" style:writing-mode="lr-tb"/>
    </style:style>
    <style:style style:name="P2" style:family="paragraph" style:parent-style-name="Standard">
      <style:paragraph-properties fo:margin-left="0in" fo:margin-right="0in" fo:margin-top="0in" fo:margin-bottom="0in" loext:contextual-spacing="false" fo:line-height="115%" fo:text-align="center" style:justify-single-word="false" fo:orphans="2" fo:widows="2" fo:text-indent="0in" style:auto-text-indent="false" fo:padding="0in" fo:border="none" style:vertical-align="auto" style:writing-mode="lr-tb"/>
    </style:style>
    <style:style style:name="P3"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padding="0in" fo:border="none" style:vertical-align="auto" style:writing-mode="lr-tb"/>
      <style:text-properties fo:font-size="12pt" fo:font-weight="normal" style:font-size-asian="12pt" style:font-weight-asian="normal" style:font-size-complex="12pt"/>
    </style:style>
    <style:style style:name="P4" style:family="paragraph" style:parent-style-name="Standard" style:list-style-name="WWNum1">
      <style:paragraph-properties fo:margin-left="0in" fo:margin-right="0in" fo:margin-top="0in" fo:margin-bottom="0in" loext:contextual-spacing="false" fo:line-height="115%" fo:text-align="start" style:justify-single-word="false" fo:orphans="2" fo:widows="2" fo:text-indent="0in" style:auto-text-indent="false" fo:padding="0in" fo:border="none" style:vertical-align="auto" style:writing-mode="lr-tb">
        <style:tab-stops>
          <style:tab-stop style:position="0.25in"/>
          <style:tab-stop style:position="0.5in"/>
        </style:tab-stops>
      </style:paragraph-properties>
      <style:text-properties fo:font-size="12pt" fo:font-weight="normal" officeooo:paragraph-rsid="0003e091" style:font-size-asian="12pt" style:font-weight-asian="normal" style:font-size-complex="12pt"/>
    </style:style>
    <style:style style:name="P5"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padding="0in" fo:border="none" style:vertical-align="auto" style:writing-mode="lr-tb"/>
      <style:text-properties fo:font-size="12pt" style:text-underline-style="solid" style:text-underline-width="auto" style:text-underline-color="font-color" fo:font-weight="normal" style:font-size-asian="12pt" style:font-weight-asian="normal" style:font-size-complex="12pt"/>
    </style:style>
    <style:style style:name="P6"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padding="0in" fo:border="none" style:vertical-align="auto" style:writing-mode="lr-tb"/>
      <style:text-properties fo:font-size="12pt" fo:font-style="italic" fo:font-weight="normal" style:font-size-asian="12pt" style:font-style-asian="italic" style:font-weight-asian="normal" style:font-size-complex="12pt" style:font-style-complex="italic"/>
    </style:style>
    <style:style style:name="P7" style:family="paragraph" style:parent-style-name="Standard">
      <style:paragraph-properties fo:margin-left="0in" fo:margin-right="0in" fo:margin-top="0in" fo:margin-bottom="0in" loext:contextual-spacing="false" fo:line-height="115%" fo:text-align="start" style:justify-single-word="false" fo:orphans="2" fo:widows="2" fo:text-indent="0in" style:auto-text-indent="false" fo:padding="0in" fo:border="none" style:vertical-align="auto" style:writing-mode="lr-tb"/>
      <style:text-properties fo:font-weight="normal" style:font-weight-asian="normal"/>
    </style:style>
    <style:style style:name="P8" style:family="paragraph" style:parent-style-name="Standard" style:master-page-name="Standard">
      <style:paragraph-properties fo:margin-left="0in" fo:margin-right="0in" fo:margin-top="0in" fo:margin-bottom="0in" loext:contextual-spacing="false" fo:line-height="115%" fo:text-align="start" style:justify-single-word="false" fo:orphans="2" fo:widows="2" fo:text-indent="0in" style:auto-text-indent="false" style:page-number="auto" fo:padding="0in" fo:border="none" style:vertical-align="auto" style:writing-mode="lr-tb"/>
    </style:style>
    <style:style style:name="P9" style:family="paragraph" style:parent-style-name="Standard" style:list-style-name="WWNum1">
      <style:paragraph-properties fo:margin-left="0.5in" fo:margin-right="0in" fo:margin-top="0in" fo:margin-bottom="0in" loext:contextual-spacing="false" fo:line-height="115%" fo:text-align="start" style:justify-single-word="false" fo:orphans="2" fo:widows="2" fo:text-indent="-0.25in" style:auto-text-indent="false" fo:padding="0in" fo:border="none" style:vertical-align="auto" style:writing-mode="lr-tb">
        <style:tab-stops>
          <style:tab-stop style:position="0.25in"/>
          <style:tab-stop style:position="0.5in"/>
        </style:tab-stops>
      </style:paragraph-properties>
    </style:style>
    <style:style style:name="P10" style:family="paragraph" style:parent-style-name="Standard" style:list-style-name="WWNum2">
      <style:paragraph-properties fo:margin-left="0.5in" fo:margin-right="0in" fo:margin-top="0in" fo:margin-bottom="0in" loext:contextual-spacing="false" fo:line-height="115%" fo:text-align="start" style:justify-single-word="false" fo:orphans="2" fo:widows="2" fo:text-indent="-0.25in" style:auto-text-indent="false" fo:padding="0in" fo:border="none" style:vertical-align="auto" style:writing-mode="lr-tb">
        <style:tab-stops>
          <style:tab-stop style:position="0.25in"/>
          <style:tab-stop style:position="0.5in"/>
        </style:tab-stops>
      </style:paragraph-properties>
    </style:style>
    <style:style style:name="P11" style:family="paragraph" style:parent-style-name="Standard" style:list-style-name="WWNum1">
      <style:paragraph-properties fo:margin-left="0.5in" fo:margin-right="0in" fo:margin-top="0in" fo:margin-bottom="0in" loext:contextual-spacing="false" fo:line-height="115%" fo:text-align="start" style:justify-single-word="false" fo:orphans="2" fo:widows="2" fo:text-indent="-0.25in" style:auto-text-indent="false" fo:padding="0in" fo:border="none" style:vertical-align="auto" style:writing-mode="lr-tb">
        <style:tab-stops>
          <style:tab-stop style:position="0.25in"/>
          <style:tab-stop style:position="0.5in"/>
        </style:tab-stops>
      </style:paragraph-properties>
      <style:text-properties officeooo:rsid="0003e091" officeooo:paragraph-rsid="0003e091"/>
    </style:style>
    <style:style style:name="T1"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2" style:family="text">
      <style:text-properties fo:font-size="12pt" style:text-underline-style="solid" style:text-underline-width="auto" style:text-underline-color="font-color" style:font-size-asian="12pt" style:font-size-complex="12pt"/>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weight="normal" style:font-weight-asian="normal"/>
    </style:style>
    <style:style style:name="T6" style:family="text">
      <style:text-properties fo:font-style="italic" style:font-style-asian="italic" style:font-style-complex="italic"/>
    </style:style>
    <style:style style:name="T7" style:family="text">
      <style:text-properties fo:color="#1155cc" fo:font-size="12pt" style:text-underline-style="solid" style:text-underline-width="auto" style:text-underline-color="font-color" style:font-size-asian="12pt" style:font-size-complex="12pt"/>
    </style:style>
    <style:style style:name="T8" style:family="text">
      <style:text-properties fo:color="#1155cc" style:text-line-through-style="none" style:text-line-through-type="none"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font-style-complex="normal" style:font-weight-complex="normal"/>
    </style:style>
    <style:style style:name="T9" style:family="text">
      <style:text-properties fo:color="#000000" style:text-line-through-style="none" style:text-line-through-type="none" style:font-name="Arial"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Free and Open Source Production Resources of Particular Interest to Planetarium People</text:span></text:p>
      <text:p text:style-name="P1"><text:span text:style-name="T6">Links I have found helpful, both before and after our change from “classic” to digital planetarium. Several of these resource were shared with me by fellow planetarians, so please do pass this on! - Waylena</text:span></text:p>
      <text:p text:style-name="P3"/>
      <text:p text:style-name="P1"><text:span text:style-name="T2">Software (mostly multiplatform):</text:span></text:p>
      <text:p text:style-name="P3"/>
      <text:list xml:id="list6565050777206295589" text:style-name="WWNum1">
        <text:list-item>
          <text:p text:style-name="P9"><text:span text:style-name="T3">Blender - 3D graphics and animation - </text:span><text:a xlink:type="simple" xlink:href="http://www.blender.org/" text:style-name="Internet_20_link" text:visited-style-name="Visited_20_Internet_20_Link">http</text:a><text:a xlink:type="simple" xlink:href="http://www.blender.org/" text:style-name="Internet_20_link" text:visited-style-name="Visited_20_Internet_20_Link">://</text:a><text:a xlink:type="simple" xlink:href="http://www.blender.org/" text:style-name="Internet_20_link" text:visited-style-name="Visited_20_Internet_20_Link">www</text:a><text:a xlink:type="simple" xlink:href="http://www.blender.org/" text:style-name="Internet_20_link" text:visited-style-name="Visited_20_Internet_20_Link">.</text:a><text:a xlink:type="simple" xlink:href="http://www.blender.org/" text:style-name="Internet_20_link" text:visited-style-name="Visited_20_Internet_20_Link">blender</text:a><text:a xlink:type="simple" xlink:href="http://www.blender.org/" text:style-name="Internet_20_link" text:visited-style-name="Visited_20_Internet_20_Link">.</text:a><text:a xlink:type="simple" xlink:href="http://www.blender.org/" text:style-name="Internet_20_link" text:visited-style-name="Visited_20_Internet_20_Link">org</text:a><text:a xlink:type="simple" xlink:href="http://www.blender.org/" text:style-name="Internet_20_link" text:visited-style-name="Visited_20_Internet_20_Link">/</text:a></text:p>
        </text:list-item>
        <text:list-item>
          <text:p text:style-name="P9"><text:span text:style-name="T3">Gimp - image editor - </text:span><text:a xlink:type="simple" xlink:href="http://www.gimp.org/" text:style-name="Internet_20_link" text:visited-style-name="Visited_20_Internet_20_Link">http</text:a><text:a xlink:type="simple" xlink:href="http://www.gimp.org/" text:style-name="Internet_20_link" text:visited-style-name="Visited_20_Internet_20_Link">://</text:a><text:a xlink:type="simple" xlink:href="http://www.gimp.org/" text:style-name="Internet_20_link" text:visited-style-name="Visited_20_Internet_20_Link">www</text:a><text:a xlink:type="simple" xlink:href="http://www.gimp.org/" text:style-name="Internet_20_link" text:visited-style-name="Visited_20_Internet_20_Link">.</text:a><text:a xlink:type="simple" xlink:href="http://www.gimp.org/" text:style-name="Internet_20_link" text:visited-style-name="Visited_20_Internet_20_Link">gimp</text:a><text:a xlink:type="simple" xlink:href="http://www.gimp.org/" text:style-name="Internet_20_link" text:visited-style-name="Visited_20_Internet_20_Link">.</text:a><text:a xlink:type="simple" xlink:href="http://www.gimp.org/" text:style-name="Internet_20_link" text:visited-style-name="Visited_20_Internet_20_Link">org</text:a><text:a xlink:type="simple" xlink:href="http://www.gimp.org/" text:style-name="Internet_20_link" text:visited-style-name="Visited_20_Internet_20_Link">/</text:a></text:p>
        </text:list-item>
        <text:list-item>
          <text:p text:style-name="P9"><text:span text:style-name="T3">G’MIC - image processing tools, can also be used with Gimp - </text:span><text:a xlink:type="simple" xlink:href="http://gmic.eu/" text:style-name="Internet_20_link" text:visited-style-name="Visited_20_Internet_20_Link">http</text:a><text:a xlink:type="simple" xlink:href="http://gmic.eu/" text:style-name="Internet_20_link" text:visited-style-name="Visited_20_Internet_20_Link">://</text:a><text:a xlink:type="simple" xlink:href="http://gmic.eu/" text:style-name="Internet_20_link" text:visited-style-name="Visited_20_Internet_20_Link">gmic</text:a><text:a xlink:type="simple" xlink:href="http://gmic.eu/" text:style-name="Internet_20_link" text:visited-style-name="Visited_20_Internet_20_Link">.</text:a><text:a xlink:type="simple" xlink:href="http://gmic.eu/" text:style-name="Internet_20_link" text:visited-style-name="Visited_20_Internet_20_Link">eu</text:a><text:a xlink:type="simple" xlink:href="http://gmic.eu/" text:style-name="Internet_20_link" text:visited-style-name="Visited_20_Internet_20_Link">/</text:a></text:p>
        </text:list-item>
        <text:list-item>
          <text:p text:style-name="P9"><text:span text:style-name="T3">Audacity - audio recording and editing - </text:span><text:a xlink:type="simple" xlink:href="http://audacityteam.org/" text:style-name="Internet_20_link" text:visited-style-name="Visited_20_Internet_20_Link">http</text:a><text:a xlink:type="simple" xlink:href="http://audacityteam.org/" text:style-name="Internet_20_link" text:visited-style-name="Visited_20_Internet_20_Link">://</text:a><text:a xlink:type="simple" xlink:href="http://audacityteam.org/" text:style-name="Internet_20_link" text:visited-style-name="Visited_20_Internet_20_Link">audacityteam</text:a><text:a xlink:type="simple" xlink:href="http://audacityteam.org/" text:style-name="Internet_20_link" text:visited-style-name="Visited_20_Internet_20_Link">.</text:a><text:a xlink:type="simple" xlink:href="http://audacityteam.org/" text:style-name="Internet_20_link" text:visited-style-name="Visited_20_Internet_20_Link">org</text:a><text:a xlink:type="simple" xlink:href="http://audacityteam.org/" text:style-name="Internet_20_link" text:visited-style-name="Visited_20_Internet_20_Link">/</text:a></text:p>
        </text:list-item>
        <text:list-item>
          <text:p text:style-name="P9"><text:span text:style-name="T3">MyPaint - drawing/painting - </text:span><text:a xlink:type="simple" xlink:href="http://mypaint.org/" text:style-name="Internet_20_link" text:visited-style-name="Visited_20_Internet_20_Link">http</text:a><text:a xlink:type="simple" xlink:href="http://mypaint.org/" text:style-name="Internet_20_link" text:visited-style-name="Visited_20_Internet_20_Link">://</text:a><text:a xlink:type="simple" xlink:href="http://mypaint.org/" text:style-name="Internet_20_link" text:visited-style-name="Visited_20_Internet_20_Link">mypaint</text:a><text:a xlink:type="simple" xlink:href="http://mypaint.org/" text:style-name="Internet_20_link" text:visited-style-name="Visited_20_Internet_20_Link">.</text:a><text:a xlink:type="simple" xlink:href="http://mypaint.org/" text:style-name="Internet_20_link" text:visited-style-name="Visited_20_Internet_20_Link">org</text:a><text:a xlink:type="simple" xlink:href="http://mypaint.org/" text:style-name="Internet_20_link" text:visited-style-name="Visited_20_Internet_20_Link">/</text:a><text:span text:style-name="T3"> </text:span></text:p>
        </text:list-item>
        <text:list-item>
          <text:p text:style-name="P9"><text:span text:style-name="T3">Krita - digital painting - </text:span><text:a xlink:type="simple" xlink:href="http://krita.org/" text:style-name="Internet_20_link" text:visited-style-name="Visited_20_Internet_20_Link">http</text:a><text:a xlink:type="simple" xlink:href="http://krita.org/" text:style-name="Internet_20_link" text:visited-style-name="Visited_20_Internet_20_Link">://</text:a><text:a xlink:type="simple" xlink:href="http://krita.org/" text:style-name="Internet_20_link" text:visited-style-name="Visited_20_Internet_20_Link">krita</text:a><text:a xlink:type="simple" xlink:href="http://krita.org/" text:style-name="Internet_20_link" text:visited-style-name="Visited_20_Internet_20_Link">.</text:a><text:a xlink:type="simple" xlink:href="http://krita.org/" text:style-name="Internet_20_link" text:visited-style-name="Visited_20_Internet_20_Link">org</text:a><text:a xlink:type="simple" xlink:href="http://krita.org/" text:style-name="Internet_20_link" text:visited-style-name="Visited_20_Internet_20_Link">/</text:a></text:p>
        </text:list-item>
        <text:list-item>
          <text:p text:style-name="P9"><text:span text:style-name="T3">Inkscape - vector graphics - </text:span><text:a xlink:type="simple" xlink:href="http://inkscape.org/" text:style-name="Internet_20_link" text:visited-style-name="Visited_20_Internet_20_Link">http</text:a><text:a xlink:type="simple" xlink:href="http://inkscape.org/" text:style-name="Internet_20_link" text:visited-style-name="Visited_20_Internet_20_Link">://</text:a><text:a xlink:type="simple" xlink:href="http://inkscape.org/" text:style-name="Internet_20_link" text:visited-style-name="Visited_20_Internet_20_Link">inkscape</text:a><text:a xlink:type="simple" xlink:href="http://inkscape.org/" text:style-name="Internet_20_link" text:visited-style-name="Visited_20_Internet_20_Link">.</text:a><text:a xlink:type="simple" xlink:href="http://inkscape.org/" text:style-name="Internet_20_link" text:visited-style-name="Visited_20_Internet_20_Link">org</text:a><text:a xlink:type="simple" xlink:href="http://inkscape.org/" text:style-name="Internet_20_link" text:visited-style-name="Visited_20_Internet_20_Link">/</text:a></text:p>
        </text:list-item>
        <text:list-item>
          <text:p text:style-name="P9"><text:span text:style-name="T3">VLC - media player - </text:span><text:a xlink:type="simple" xlink:href="http://www.videolan.org/vlc/" text:style-name="Internet_20_link" text:visited-style-name="Visited_20_Internet_20_Link">http</text:a><text:a xlink:type="simple" xlink:href="http://www.videolan.org/vlc/" text:style-name="Internet_20_link" text:visited-style-name="Visited_20_Internet_20_Link">://</text:a><text:a xlink:type="simple" xlink:href="http://www.videolan.org/vlc/" text:style-name="Internet_20_link" text:visited-style-name="Visited_20_Internet_20_Link">www</text:a><text:a xlink:type="simple" xlink:href="http://www.videolan.org/vlc/" text:style-name="Internet_20_link" text:visited-style-name="Visited_20_Internet_20_Link">.</text:a><text:a xlink:type="simple" xlink:href="http://www.videolan.org/vlc/" text:style-name="Internet_20_link" text:visited-style-name="Visited_20_Internet_20_Link">videolan</text:a><text:a xlink:type="simple" xlink:href="http://www.videolan.org/vlc/" text:style-name="Internet_20_link" text:visited-style-name="Visited_20_Internet_20_Link">.</text:a><text:a xlink:type="simple" xlink:href="http://www.videolan.org/vlc/" text:style-name="Internet_20_link" text:visited-style-name="Visited_20_Internet_20_Link">org</text:a><text:a xlink:type="simple" xlink:href="http://www.videolan.org/vlc/" text:style-name="Internet_20_link" text:visited-style-name="Visited_20_Internet_20_Link">/</text:a><text:a xlink:type="simple" xlink:href="http://www.videolan.org/vlc/" text:style-name="Internet_20_link" text:visited-style-name="Visited_20_Internet_20_Link">vlc</text:a><text:a xlink:type="simple" xlink:href="http://www.videolan.org/vlc/" text:style-name="Internet_20_link" text:visited-style-name="Visited_20_Internet_20_Link">/</text:a></text:p>
        </text:list-item>
        <text:list-item>
          <text:p text:style-name="P9"><text:span text:style-name="T3">Handbrake -video transcoder- </text:span><text:a xlink:type="simple" xlink:href="http://handbrake.fr/" text:style-name="Internet_20_link" text:visited-style-name="Visited_20_Internet_20_Link">http</text:a><text:a xlink:type="simple" xlink:href="http://handbrake.fr/" text:style-name="Internet_20_link" text:visited-style-name="Visited_20_Internet_20_Link">://</text:a><text:a xlink:type="simple" xlink:href="http://handbrake.fr/" text:style-name="Internet_20_link" text:visited-style-name="Visited_20_Internet_20_Link">handbrake</text:a><text:a xlink:type="simple" xlink:href="http://handbrake.fr/" text:style-name="Internet_20_link" text:visited-style-name="Visited_20_Internet_20_Link">.</text:a><text:a xlink:type="simple" xlink:href="http://handbrake.fr/" text:style-name="Internet_20_link" text:visited-style-name="Visited_20_Internet_20_Link">fr</text:a><text:a xlink:type="simple" xlink:href="http://handbrake.fr/" text:style-name="Internet_20_link" text:visited-style-name="Visited_20_Internet_20_Link">/</text:a></text:p>
        </text:list-item>
        <text:list-item>
          <text:p text:style-name="P9"><text:span text:style-name="T3">Hugin - great for stitching images - </text:span><text:a xlink:type="simple" xlink:href="http://hugin.sourceforge.net/" text:style-name="Internet_20_link" text:visited-style-name="Visited_20_Internet_20_Link">http</text:a><text:a xlink:type="simple" xlink:href="http://hugin.sourceforge.net/" text:style-name="Internet_20_link" text:visited-style-name="Visited_20_Internet_20_Link">://</text:a><text:a xlink:type="simple" xlink:href="http://hugin.sourceforge.net/" text:style-name="Internet_20_link" text:visited-style-name="Visited_20_Internet_20_Link">hugin</text:a><text:a xlink:type="simple" xlink:href="http://hugin.sourceforge.net/" text:style-name="Internet_20_link" text:visited-style-name="Visited_20_Internet_20_Link">.</text:a><text:a xlink:type="simple" xlink:href="http://hugin.sourceforge.net/" text:style-name="Internet_20_link" text:visited-style-name="Visited_20_Internet_20_Link">sourceforge</text:a><text:a xlink:type="simple" xlink:href="http://hugin.sourceforge.net/" text:style-name="Internet_20_link" text:visited-style-name="Visited_20_Internet_20_Link">.</text:a><text:a xlink:type="simple" xlink:href="http://hugin.sourceforge.net/" text:style-name="Internet_20_link" text:visited-style-name="Visited_20_Internet_20_Link">net</text:a><text:a xlink:type="simple" xlink:href="http://hugin.sourceforge.net/" text:style-name="Internet_20_link" text:visited-style-name="Visited_20_Internet_20_Link">/</text:a></text:p>
        </text:list-item>
        <text:list-item>
          <text:p text:style-name="P9"><text:span text:style-name="T3">FFmpeg - command-line video encoding and conversion tools - </text:span><text:a xlink:type="simple" xlink:href="http://www.ffmpeg.org/" text:style-name="Internet_20_link" text:visited-style-name="Visited_20_Internet_20_Link">http</text:a><text:a xlink:type="simple" xlink:href="http://www.ffmpeg.org/" text:style-name="Internet_20_link" text:visited-style-name="Visited_20_Internet_20_Link">://</text:a><text:a xlink:type="simple" xlink:href="http://www.ffmpeg.org/" text:style-name="Internet_20_link" text:visited-style-name="Visited_20_Internet_20_Link">www</text:a><text:a xlink:type="simple" xlink:href="http://www.ffmpeg.org/" text:style-name="Internet_20_link" text:visited-style-name="Visited_20_Internet_20_Link">.</text:a><text:a xlink:type="simple" xlink:href="http://www.ffmpeg.org/" text:style-name="Internet_20_link" text:visited-style-name="Visited_20_Internet_20_Link">ffmpeg</text:a><text:a xlink:type="simple" xlink:href="http://www.ffmpeg.org/" text:style-name="Internet_20_link" text:visited-style-name="Visited_20_Internet_20_Link">.</text:a><text:a xlink:type="simple" xlink:href="http://www.ffmpeg.org/" text:style-name="Internet_20_link" text:visited-style-name="Visited_20_Internet_20_Link">org</text:a><text:a xlink:type="simple" xlink:href="http://www.ffmpeg.org/" text:style-name="Internet_20_link" text:visited-style-name="Visited_20_Internet_20_Link">/</text:a><text:span text:style-name="T3"> </text:span></text:p>
        </text:list-item>
        <text:list-item>
          <text:p text:style-name="P9"><text:span text:style-name="T3">Natron - node-based compositing - </text:span><text:a xlink:type="simple" xlink:href="http://natron.fr/" text:style-name="Internet_20_link" text:visited-style-name="Visited_20_Internet_20_Link">http</text:a><text:a xlink:type="simple" xlink:href="http://natron.fr/" text:style-name="Internet_20_link" text:visited-style-name="Visited_20_Internet_20_Link">://</text:a><text:a xlink:type="simple" xlink:href="http://natron.fr/" text:style-name="Internet_20_link" text:visited-style-name="Visited_20_Internet_20_Link">natron</text:a><text:a xlink:type="simple" xlink:href="http://natron.fr/" text:style-name="Internet_20_link" text:visited-style-name="Visited_20_Internet_20_Link">.</text:a><text:a xlink:type="simple" xlink:href="http://natron.fr/" text:style-name="Internet_20_link" text:visited-style-name="Visited_20_Internet_20_Link">fr</text:a><text:a xlink:type="simple" xlink:href="http://natron.fr/" text:style-name="Internet_20_link" text:visited-style-name="Visited_20_Internet_20_Link">/</text:a><text:span text:style-name="T3"> </text:span></text:p>
        </text:list-item>
        <text:list-item>
          <text:p text:style-name="P11"><text:span text:style-name="T3">Synfig Studio – 2D vector animation – </text:span><text:a xlink:type="simple" xlink:href="http://www.synfig.org/" text:style-name="Internet_20_link" text:visited-style-name="Visited_20_Internet_20_Link"><text:span text:style-name="T3">http://www.synfig.org/</text:span></text:a></text:p>
        </text:list-item>
        <text:list-item>
          <text:p text:style-name="P11"><text:span text:style-name="T3">Scribus – Desktop publishing - </text:span><text:a xlink:type="simple" xlink:href="http://www.scribus.net/" text:style-name="Internet_20_link" text:visited-style-name="Visited_20_Internet_20_Link"><text:span text:style-name="T3">http://www.scribus.net/</text:span></text:a></text:p>
          <text:p text:style-name="P4"/>
        </text:list-item>
      </text:list>
      <text:p text:style-name="P3"/>
      <text:p text:style-name="P1"><text:span text:style-name="T2">Sites -lots of freely usable content - </text:span><text:span text:style-name="T1">ALWAYS check licensing requirements</text:span><text:span text:style-name="T2">:</text:span></text:p>
      <text:p text:style-name="P1"><text:span text:style-name="T6">Some sites are more user-friendly than others, but I’ve found the resources to be of value. I also keep individual mission and telescope links in my bookmarks, but haven’t listed them here. - Waylena</text:span></text:p>
      <text:p text:style-name="P5"/>
      <text:list xml:id="list9198408989583641796" text:style-name="WWNum2">
        <text:list-item>
          <text:p text:style-name="P10"><text:a xlink:type="simple" xlink:href="https://openclipart.org/" text:style-name="Internet_20_link" text:visited-style-name="Visited_20_Internet_20_Link">openclipart</text:a><text:a xlink:type="simple" xlink:href="https://openclipart.org/" text:style-name="Internet_20_link" text:visited-style-name="Visited_20_Internet_20_Link">.</text:a><text:a xlink:type="simple" xlink:href="https://openclipart.org/" text:style-name="Internet_20_link" text:visited-style-name="Visited_20_Internet_20_Link">org</text:a><text:span text:style-name="T3"> - clipart in both SVG and PNG formats</text:span></text:p>
        </text:list-item>
        <text:list-item>
          <text:p text:style-name="P10"><text:span text:style-name="T3">NASA 3D resources - </text:span><text:a xlink:type="simple" xlink:href="http://nasa3d.arc.nasa.gov/" text:style-name="Internet_20_link" text:visited-style-name="Visited_20_Internet_20_Link">http</text:a><text:a xlink:type="simple" xlink:href="http://nasa3d.arc.nasa.gov/" text:style-name="Internet_20_link" text:visited-style-name="Visited_20_Internet_20_Link">://</text:a><text:a xlink:type="simple" xlink:href="http://nasa3d.arc.nasa.gov/" text:style-name="Internet_20_link" text:visited-style-name="Visited_20_Internet_20_Link">nasa</text:a><text:a xlink:type="simple" xlink:href="http://nasa3d.arc.nasa.gov/" text:style-name="Internet_20_link" text:visited-style-name="Visited_20_Internet_20_Link">3</text:a><text:a xlink:type="simple" xlink:href="http://nasa3d.arc.nasa.gov/" text:style-name="Internet_20_link" text:visited-style-name="Visited_20_Internet_20_Link">d</text:a><text:a xlink:type="simple" xlink:href="http://nasa3d.arc.nasa.gov/" text:style-name="Internet_20_link" text:visited-style-name="Visited_20_Internet_20_Link">.</text:a><text:a xlink:type="simple" xlink:href="http://nasa3d.arc.nasa.gov/" text:style-name="Internet_20_link" text:visited-style-name="Visited_20_Internet_20_Link">arc</text:a><text:a xlink:type="simple" xlink:href="http://nasa3d.arc.nasa.gov/" text:style-name="Internet_20_link" text:visited-style-name="Visited_20_Internet_20_Link">.</text:a><text:a xlink:type="simple" xlink:href="http://nasa3d.arc.nasa.gov/" text:style-name="Internet_20_link" text:visited-style-name="Visited_20_Internet_20_Link">nasa</text:a><text:a xlink:type="simple" xlink:href="http://nasa3d.arc.nasa.gov/" text:style-name="Internet_20_link" text:visited-style-name="Visited_20_Internet_20_Link">.</text:a><text:a xlink:type="simple" xlink:href="http://nasa3d.arc.nasa.gov/" text:style-name="Internet_20_link" text:visited-style-name="Visited_20_Internet_20_Link">gov</text:a><text:a xlink:type="simple" xlink:href="http://nasa3d.arc.nasa.gov/" text:style-name="Internet_20_link" text:visited-style-name="Visited_20_Internet_20_Link">/</text:a></text:p>
        </text:list-item>
        <text:list-item>
          <text:p text:style-name="P10"><text:span text:style-name="T3">Celestia Motherlode - lots of models and textures - </text:span><text:a xlink:type="simple" xlink:href="http://www.celestiamotherlode.net/" text:style-name="Internet_20_link" text:visited-style-name="Visited_20_Internet_20_Link">http</text:a><text:a xlink:type="simple" xlink:href="http://www.celestiamotherlode.net/" text:style-name="Internet_20_link" text:visited-style-name="Visited_20_Internet_20_Link">://</text:a><text:a xlink:type="simple" xlink:href="http://www.celestiamotherlode.net/" text:style-name="Internet_20_link" text:visited-style-name="Visited_20_Internet_20_Link">www</text:a><text:a xlink:type="simple" xlink:href="http://www.celestiamotherlode.net/" text:style-name="Internet_20_link" text:visited-style-name="Visited_20_Internet_20_Link">.</text:a><text:a xlink:type="simple" xlink:href="http://www.celestiamotherlode.net/" text:style-name="Internet_20_link" text:visited-style-name="Visited_20_Internet_20_Link">celestiamotherlode</text:a><text:a xlink:type="simple" xlink:href="http://www.celestiamotherlode.net/" text:style-name="Internet_20_link" text:visited-style-name="Visited_20_Internet_20_Link">.</text:a><text:a xlink:type="simple" xlink:href="http://www.celestiamotherlode.net/" text:style-name="Internet_20_link" text:visited-style-name="Visited_20_Internet_20_Link">net</text:a><text:a xlink:type="simple" xlink:href="http://www.celestiamotherlode.net/" text:style-name="Internet_20_link" text:visited-style-name="Visited_20_Internet_20_Link">/</text:a><text:span text:style-name="T3"> </text:span></text:p>
        </text:list-item>
        <text:list-item>
          <text:p text:style-name="P10"><text:span text:style-name="T3">NOAA Science on a Sphere - </text:span><text:a xlink:type="simple" xlink:href="http://www.sos.noaa.gov/Datasets/list.php" text:style-name="Internet_20_link" text:visited-style-name="Visited_20_Internet_20_Link">http</text:a><text:a xlink:type="simple" xlink:href="http://www.sos.noaa.gov/Datasets/list.php" text:style-name="Internet_20_link" text:visited-style-name="Visited_20_Internet_20_Link">://</text:a><text:a xlink:type="simple" xlink:href="http://www.sos.noaa.gov/Datasets/list.php" text:style-name="Internet_20_link" text:visited-style-name="Visited_20_Internet_20_Link">www</text:a><text:a xlink:type="simple" xlink:href="http://www.sos.noaa.gov/Datasets/list.php" text:style-name="Internet_20_link" text:visited-style-name="Visited_20_Internet_20_Link">.</text:a><text:a xlink:type="simple" xlink:href="http://www.sos.noaa.gov/Datasets/list.php" text:style-name="Internet_20_link" text:visited-style-name="Visited_20_Internet_20_Link">sos</text:a><text:a xlink:type="simple" xlink:href="http://www.sos.noaa.gov/Datasets/list.php" text:style-name="Internet_20_link" text:visited-style-name="Visited_20_Internet_20_Link">.</text:a><text:a xlink:type="simple" xlink:href="http://www.sos.noaa.gov/Datasets/list.php" text:style-name="Internet_20_link" text:visited-style-name="Visited_20_Internet_20_Link">noaa</text:a><text:a xlink:type="simple" xlink:href="http://www.sos.noaa.gov/Datasets/list.php" text:style-name="Internet_20_link" text:visited-style-name="Visited_20_Internet_20_Link">.</text:a><text:a xlink:type="simple" xlink:href="http://www.sos.noaa.gov/Datasets/list.php" text:style-name="Internet_20_link" text:visited-style-name="Visited_20_Internet_20_Link">gov</text:a><text:a xlink:type="simple" xlink:href="http://www.sos.noaa.gov/Datasets/list.php" text:style-name="Internet_20_link" text:visited-style-name="Visited_20_Internet_20_Link">/</text:a><text:a xlink:type="simple" xlink:href="http://www.sos.noaa.gov/Datasets/list.php" text:style-name="Internet_20_link" text:visited-style-name="Visited_20_Internet_20_Link">Datasets</text:a></text:p>
        </text:list-item>
        <text:list-item>
          <text:p text:style-name="P10"><text:span text:style-name="T3">ESO -images, videos, fulldome clips- </text:span><text:a xlink:type="simple" xlink:href="http://www.eso.org/public/" text:style-name="Internet_20_link" text:visited-style-name="Visited_20_Internet_20_Link">http</text:a><text:a xlink:type="simple" xlink:href="http://www.eso.org/public/" text:style-name="Internet_20_link" text:visited-style-name="Visited_20_Internet_20_Link">://</text:a><text:a xlink:type="simple" xlink:href="http://www.eso.org/public/" text:style-name="Internet_20_link" text:visited-style-name="Visited_20_Internet_20_Link">www</text:a><text:a xlink:type="simple" xlink:href="http://www.eso.org/public/" text:style-name="Internet_20_link" text:visited-style-name="Visited_20_Internet_20_Link">.</text:a><text:a xlink:type="simple" xlink:href="http://www.eso.org/public/" text:style-name="Internet_20_link" text:visited-style-name="Visited_20_Internet_20_Link">eso</text:a><text:a xlink:type="simple" xlink:href="http://www.eso.org/public/" text:style-name="Internet_20_link" text:visited-style-name="Visited_20_Internet_20_Link">.</text:a><text:a xlink:type="simple" xlink:href="http://www.eso.org/public/" text:style-name="Internet_20_link" text:visited-style-name="Visited_20_Internet_20_Link">org</text:a><text:a xlink:type="simple" xlink:href="http://www.eso.org/public/" text:style-name="Internet_20_link" text:visited-style-name="Visited_20_Internet_20_Link">/</text:a><text:a xlink:type="simple" xlink:href="http://www.eso.org/public/" text:style-name="Internet_20_link" text:visited-style-name="Visited_20_Internet_20_Link">public</text:a><text:a xlink:type="simple" xlink:href="http://www.eso.org/public/" text:style-name="Internet_20_link" text:visited-style-name="Visited_20_Internet_20_Link">/</text:a><text:span text:style-name="T3"> </text:span></text:p>
        </text:list-item>
        <text:list-item>
          <text:p text:style-name="P10"><text:span text:style-name="T3">Hubble / ESA -images, videos, fulldome clips- </text:span><text:a xlink:type="simple" xlink:href="http://www.spacetelescope.org/" text:style-name="Internet_20_link" text:visited-style-name="Visited_20_Internet_20_Link">http</text:a><text:a xlink:type="simple" xlink:href="http://www.spacetelescope.org/" text:style-name="Internet_20_link" text:visited-style-name="Visited_20_Internet_20_Link">://</text:a><text:a xlink:type="simple" xlink:href="http://www.spacetelescope.org/" text:style-name="Internet_20_link" text:visited-style-name="Visited_20_Internet_20_Link">www</text:a><text:a xlink:type="simple" xlink:href="http://www.spacetelescope.org/" text:style-name="Internet_20_link" text:visited-style-name="Visited_20_Internet_20_Link">.</text:a><text:a xlink:type="simple" xlink:href="http://www.spacetelescope.org/" text:style-name="Internet_20_link" text:visited-style-name="Visited_20_Internet_20_Link">spacetelescope</text:a><text:a xlink:type="simple" xlink:href="http://www.spacetelescope.org/" text:style-name="Internet_20_link" text:visited-style-name="Visited_20_Internet_20_Link">.</text:a><text:a xlink:type="simple" xlink:href="http://www.spacetelescope.org/" text:style-name="Internet_20_link" text:visited-style-name="Visited_20_Internet_20_Link">org</text:a><text:a xlink:type="simple" xlink:href="http://www.spacetelescope.org/" text:style-name="Internet_20_link" text:visited-style-name="Visited_20_Internet_20_Link">/</text:a></text:p>
        </text:list-item>
        <text:list-item>
          <text:p text:style-name="P10"><text:span text:style-name="T3">NASA Science Visualization Studio - </text:span><text:a xlink:type="simple" xlink:href="http://svs.gsfc.nasa.gov/" text:style-name="Internet_20_link" text:visited-style-name="Visited_20_Internet_20_Link">http</text:a><text:a xlink:type="simple" xlink:href="http://svs.gsfc.nasa.gov/" text:style-name="Internet_20_link" text:visited-style-name="Visited_20_Internet_20_Link">://</text:a><text:a xlink:type="simple" xlink:href="http://svs.gsfc.nasa.gov/" text:style-name="Internet_20_link" text:visited-style-name="Visited_20_Internet_20_Link">svs</text:a><text:a xlink:type="simple" xlink:href="http://svs.gsfc.nasa.gov/" text:style-name="Internet_20_link" text:visited-style-name="Visited_20_Internet_20_Link">.</text:a><text:a xlink:type="simple" xlink:href="http://svs.gsfc.nasa.gov/" text:style-name="Internet_20_link" text:visited-style-name="Visited_20_Internet_20_Link">gsfc</text:a><text:a xlink:type="simple" xlink:href="http://svs.gsfc.nasa.gov/" text:style-name="Internet_20_link" text:visited-style-name="Visited_20_Internet_20_Link">.</text:a><text:a xlink:type="simple" xlink:href="http://svs.gsfc.nasa.gov/" text:style-name="Internet_20_link" text:visited-style-name="Visited_20_Internet_20_Link">nasa</text:a><text:a xlink:type="simple" xlink:href="http://svs.gsfc.nasa.gov/" text:style-name="Internet_20_link" text:visited-style-name="Visited_20_Internet_20_Link">.</text:a><text:a xlink:type="simple" xlink:href="http://svs.gsfc.nasa.gov/" text:style-name="Internet_20_link" text:visited-style-name="Visited_20_Internet_20_Link">gov</text:a><text:a xlink:type="simple" xlink:href="http://svs.gsfc.nasa.gov/" text:style-name="Internet_20_link" text:visited-style-name="Visited_20_Internet_20_Link">/</text:a><text:span text:style-name="T3"> </text:span></text:p>
        </text:list-item>
        <text:list-item>
          <text:p text:style-name="P10"><text:span text:style-name="T3">Blendswap - for use with Blender, requires free account - </text:span><text:a xlink:type="simple" xlink:href="http://www.blendswap.com/" text:style-name="Internet_20_link" text:visited-style-name="Visited_20_Internet_20_Link">http</text:a><text:a xlink:type="simple" xlink:href="http://www.blendswap.com/" text:style-name="Internet_20_link" text:visited-style-name="Visited_20_Internet_20_Link">://</text:a><text:a xlink:type="simple" xlink:href="http://www.blendswap.com/" text:style-name="Internet_20_link" text:visited-style-name="Visited_20_Internet_20_Link">www</text:a><text:a xlink:type="simple" xlink:href="http://www.blendswap.com/" text:style-name="Internet_20_link" text:visited-style-name="Visited_20_Internet_20_Link">.</text:a><text:a xlink:type="simple" xlink:href="http://www.blendswap.com/" text:style-name="Internet_20_link" text:visited-style-name="Visited_20_Internet_20_Link">blendswap</text:a><text:a xlink:type="simple" xlink:href="http://www.blendswap.com/" text:style-name="Internet_20_link" text:visited-style-name="Visited_20_Internet_20_Link">.</text:a><text:a xlink:type="simple" xlink:href="http://www.blendswap.com/" text:style-name="Internet_20_link" text:visited-style-name="Visited_20_Internet_20_Link">com</text:a><text:a xlink:type="simple" xlink:href="http://www.blendswap.com/" text:style-name="Internet_20_link" text:visited-style-name="Visited_20_Internet_20_Link">/</text:a><text:span text:style-name="T3"> </text:span></text:p>
        </text:list-item>
        <text:list-item>
          <text:p text:style-name="P10"><text:span text:style-name="T3">AstroPix - images with useful metadata for digital domes - </text:span><text:a xlink:type="simple" xlink:href="http://astropix.ipac.caltech.edu/" text:style-name="Internet_20_link" text:visited-style-name="Visited_20_Internet_20_Link">http</text:a><text:a xlink:type="simple" xlink:href="http://astropix.ipac.caltech.edu/" text:style-name="Internet_20_link" text:visited-style-name="Visited_20_Internet_20_Link">://</text:a><text:a xlink:type="simple" xlink:href="http://astropix.ipac.caltech.edu/" text:style-name="Internet_20_link" text:visited-style-name="Visited_20_Internet_20_Link">astropix</text:a><text:a xlink:type="simple" xlink:href="http://astropix.ipac.caltech.edu/" text:style-name="Internet_20_link" text:visited-style-name="Visited_20_Internet_20_Link">.</text:a><text:a xlink:type="simple" xlink:href="http://astropix.ipac.caltech.edu/" text:style-name="Internet_20_link" text:visited-style-name="Visited_20_Internet_20_Link">ipac</text:a><text:a xlink:type="simple" xlink:href="http://astropix.ipac.caltech.edu/" text:style-name="Internet_20_link" text:visited-style-name="Visited_20_Internet_20_Link">.</text:a><text:a xlink:type="simple" xlink:href="http://astropix.ipac.caltech.edu/" text:style-name="Internet_20_link" text:visited-style-name="Visited_20_Internet_20_Link">caltech</text:a><text:a xlink:type="simple" xlink:href="http://astropix.ipac.caltech.edu/" text:style-name="Internet_20_link" text:visited-style-name="Visited_20_Internet_20_Link">.</text:a><text:a xlink:type="simple" xlink:href="http://astropix.ipac.caltech.edu/" text:style-name="Internet_20_link" text:visited-style-name="Visited_20_Internet_20_Link">edu</text:a><text:a xlink:type="simple" xlink:href="http://astropix.ipac.caltech.edu/" text:style-name="Internet_20_link" text:visited-style-name="Visited_20_Internet_20_Link">/</text:a></text:p>
        </text:list-item>
        <text:list-item>
          <text:p text:style-name="P10"><text:span text:style-name="T3">Database of Asteroid Models from Inversion Techniques (DAMIT) - </text:span><text:a xlink:type="simple" xlink:href="http://astro.troja.mff.cuni.cz/projects/asteroids3D/web.php?page=project_about" text:style-name="Internet_20_link" text:visited-style-name="Visited_20_Internet_20_Link">http</text:a><text:a xlink:type="simple" xlink:href="http://astro.troja.mff.cuni.cz/projects/asteroids3D/web.php?page=project_about" text:style-name="Internet_20_link" text:visited-style-name="Visited_20_Internet_20_Link">://</text:a><text:a xlink:type="simple" xlink:href="http://astro.troja.mff.cuni.cz/projects/asteroids3D/web.php?page=project_about" text:style-name="Internet_20_link" text:visited-style-name="Visited_20_Internet_20_Link">astro</text:a><text:a xlink:type="simple" xlink:href="http://astro.troja.mff.cuni.cz/projects/asteroids3D/web.php?page=project_about" text:style-name="Internet_20_link" text:visited-style-name="Visited_20_Internet_20_Link">.</text:a><text:a xlink:type="simple" xlink:href="http://astro.troja.mff.cuni.cz/projects/asteroids3D/web.php?page=project_about" text:style-name="Internet_20_link" text:visited-style-name="Visited_20_Internet_20_Link">troja</text:a><text:a xlink:type="simple" xlink:href="http://astro.troja.mff.cuni.cz/projects/asteroids3D/web.php?page=project_about" text:style-name="Internet_20_link" text:visited-style-name="Visited_20_Internet_20_Link">.</text:a><text:a xlink:type="simple" xlink:href="http://astro.troja.mff.cuni.cz/projects/asteroids3D/web.php?page=project_about" text:style-name="Internet_20_link" text:visited-style-name="Visited_20_Internet_20_Link">mff</text:a><text:a xlink:type="simple" xlink:href="http://astro.troja.mff.cuni.cz/projects/asteroids3D/web.php?page=project_about" text:style-name="Internet_20_link" text:visited-style-name="Visited_20_Internet_20_Link">.</text:a><text:a xlink:type="simple" xlink:href="http://astro.troja.mff.cuni.cz/projects/asteroids3D/web.php?page=project_about" text:style-name="Internet_20_link" text:visited-style-name="Visited_20_Internet_20_Link">cuni</text:a><text:a xlink:type="simple" xlink:href="http://astro.troja.mff.cuni.cz/projects/asteroids3D/web.php?page=project_about" text:style-name="Internet_20_link" text:visited-style-name="Visited_20_Internet_20_Link">.</text:a><text:a xlink:type="simple" xlink:href="http://astro.troja.mff.cuni.cz/projects/asteroids3D/web.php?page=project_about" text:style-name="Internet_20_link" text:visited-style-name="Visited_20_Internet_20_Link">cz</text:a><text:a xlink:type="simple" xlink:href="http://astro.troja.mff.cuni.cz/projects/asteroids3D/web.php?page=project_about" text:style-name="Internet_20_link" text:visited-style-name="Visited_20_Internet_20_Link">/</text:a><text:a xlink:type="simple" xlink:href="http://astro.troja.mff.cuni.cz/projects/asteroids3D/web.php?page=project_about" text:style-name="Internet_20_link" text:visited-style-name="Visited_20_Internet_20_Link">projects</text:a><text:a xlink:type="simple" xlink:href="http://astro.troja.mff.cuni.cz/projects/asteroids3D/web.php?page=project_about" text:style-name="Internet_20_link" text:visited-style-name="Visited_20_Internet_20_Link">/</text:a><text:a xlink:type="simple" xlink:href="http://astro.troja.mff.cuni.cz/projects/asteroids3D/web.php?page=project_about" text:style-name="Internet_20_link" text:visited-style-name="Visited_20_Internet_20_Link">asteroids</text:a><text:a xlink:type="simple" xlink:href="http://astro.troja.mff.cuni.cz/projects/asteroids3D/web.php?page=project_about" text:style-name="Internet_20_link" text:visited-style-name="Visited_20_Internet_20_Link">3</text:a><text:a xlink:type="simple" xlink:href="http://astro.troja.mff.cuni.cz/projects/asteroids3D/web.php?page=project_about" text:style-name="Internet_20_link" text:visited-style-name="Visited_20_Internet_20_Link">D</text:a><text:a xlink:type="simple" xlink:href="http://astro.troja.mff.cuni.cz/projects/asteroids3D/web.php?page=project_about" text:style-name="Internet_20_link" text:visited-style-name="Visited_20_Internet_20_Link">/</text:a><text:a xlink:type="simple" xlink:href="http://astro.troja.mff.cuni.cz/projects/asteroids3D/web.php?page=project_about" text:style-name="Internet_20_link" text:visited-style-name="Visited_20_Internet_20_Link">web</text:a><text:a xlink:type="simple" xlink:href="http://astro.troja.mff.cuni.cz/projects/asteroids3D/web.php?page=project_about" text:style-name="Internet_20_link" text:visited-style-name="Visited_20_Internet_20_Link">.</text:a><text:a xlink:type="simple" xlink:href="http://astro.troja.mff.cuni.cz/projects/asteroids3D/web.php?page=project_about" text:style-name="Internet_20_link" text:visited-style-name="Visited_20_Internet_20_Link">php</text:a><text:a xlink:type="simple" xlink:href="http://astro.troja.mff.cuni.cz/projects/asteroids3D/web.php?page=project_about" text:style-name="Internet_20_link" text:visited-style-name="Visited_20_Internet_20_Link">?</text:a><text:a xlink:type="simple" xlink:href="http://astro.troja.mff.cuni.cz/projects/asteroids3D/web.php?page=project_about" text:style-name="Internet_20_link" text:visited-style-name="Visited_20_Internet_20_Link">page</text:a><text:a xlink:type="simple" xlink:href="http://astro.troja.mff.cuni.cz/projects/asteroids3D/web.php?page=project_about" text:style-name="Internet_20_link" text:visited-style-name="Visited_20_Internet_20_Link">=</text:a><text:a xlink:type="simple" xlink:href="http://astro.troja.mff.cuni.cz/projects/asteroids3D/web.php?page=project_about" text:style-name="Internet_20_link" text:visited-style-name="Visited_20_Internet_20_Link">project</text:a><text:a xlink:type="simple" xlink:href="http://astro.troja.mff.cuni.cz/projects/asteroids3D/web.php?page=project_about" text:style-name="Internet_20_link" text:visited-style-name="Visited_20_Internet_20_Link">_</text:a><text:a xlink:type="simple" xlink:href="http://astro.troja.mff.cuni.cz/projects/asteroids3D/web.php?page=project_about" text:style-name="Internet_20_link" text:visited-style-name="Visited_20_Internet_20_Link">about</text:a></text:p>
        </text:list-item>
        <text:list-item>
          <text:p text:style-name="P10"><text:span text:style-name="T3">The Gateway to Astronaut Photography of Earth - </text:span><text:a xlink:type="simple" xlink:href="http://eol.jsc.nasa.gov/" text:style-name="Internet_20_link" text:visited-style-name="Visited_20_Internet_20_Link">http</text:a><text:a xlink:type="simple" xlink:href="http://eol.jsc.nasa.gov/" text:style-name="Internet_20_link" text:visited-style-name="Visited_20_Internet_20_Link">://</text:a><text:a xlink:type="simple" xlink:href="http://eol.jsc.nasa.gov/" text:style-name="Internet_20_link" text:visited-style-name="Visited_20_Internet_20_Link">eol</text:a><text:a xlink:type="simple" xlink:href="http://eol.jsc.nasa.gov/" text:style-name="Internet_20_link" text:visited-style-name="Visited_20_Internet_20_Link">.</text:a><text:a xlink:type="simple" xlink:href="http://eol.jsc.nasa.gov/" text:style-name="Internet_20_link" text:visited-style-name="Visited_20_Internet_20_Link">jsc</text:a><text:a xlink:type="simple" xlink:href="http://eol.jsc.nasa.gov/" text:style-name="Internet_20_link" text:visited-style-name="Visited_20_Internet_20_Link">.</text:a><text:a xlink:type="simple" xlink:href="http://eol.jsc.nasa.gov/" text:style-name="Internet_20_link" text:visited-style-name="Visited_20_Internet_20_Link">nasa</text:a><text:a xlink:type="simple" xlink:href="http://eol.jsc.nasa.gov/" text:style-name="Internet_20_link" text:visited-style-name="Visited_20_Internet_20_Link">.</text:a><text:a xlink:type="simple" xlink:href="http://eol.jsc.nasa.gov/" text:style-name="Internet_20_link" text:visited-style-name="Visited_20_Internet_20_Link">gov</text:a><text:a xlink:type="simple" xlink:href="http://eol.jsc.nasa.gov/" text:style-name="Internet_20_link" text:visited-style-name="Visited_20_Internet_20_Link">/</text:a></text:p>
        </text:list-item>
        <text:list-item>
          <text:p text:style-name="P10"><text:span text:style-name="T3">NASA Photojournal - </text:span><text:a xlink:type="simple" xlink:href="http://photojournal.jpl.nasa.gov/" text:style-name="Internet_20_link" text:visited-style-name="Visited_20_Internet_20_Link">http</text:a><text:a xlink:type="simple" xlink:href="http://photojournal.jpl.nasa.gov/" text:style-name="Internet_20_link" text:visited-style-name="Visited_20_Internet_20_Link">://</text:a><text:a xlink:type="simple" xlink:href="http://photojournal.jpl.nasa.gov/" text:style-name="Internet_20_link" text:visited-style-name="Visited_20_Internet_20_Link">photojournal</text:a><text:a xlink:type="simple" xlink:href="http://photojournal.jpl.nasa.gov/" text:style-name="Internet_20_link" text:visited-style-name="Visited_20_Internet_20_Link">.</text:a><text:a xlink:type="simple" xlink:href="http://photojournal.jpl.nasa.gov/" text:style-name="Internet_20_link" text:visited-style-name="Visited_20_Internet_20_Link">jpl</text:a><text:a xlink:type="simple" xlink:href="http://photojournal.jpl.nasa.gov/" text:style-name="Internet_20_link" text:visited-style-name="Visited_20_Internet_20_Link">.</text:a><text:a xlink:type="simple" xlink:href="http://photojournal.jpl.nasa.gov/" text:style-name="Internet_20_link" text:visited-style-name="Visited_20_Internet_20_Link">nasa</text:a><text:a xlink:type="simple" xlink:href="http://photojournal.jpl.nasa.gov/" text:style-name="Internet_20_link" text:visited-style-name="Visited_20_Internet_20_Link">.</text:a><text:a xlink:type="simple" xlink:href="http://photojournal.jpl.nasa.gov/" text:style-name="Internet_20_link" text:visited-style-name="Visited_20_Internet_20_Link">gov</text:a><text:a xlink:type="simple" xlink:href="http://photojournal.jpl.nasa.gov/" text:style-name="Internet_20_link" text:visited-style-name="Visited_20_Internet_20_Link">/</text:a><text:span text:style-name="T3"> </text:span></text:p>
        </text:list-item>
        <text:list-item>
          <text:p text:style-name="P10"><text:span text:style-name="T3">USGA Apollo panoramas - </text:span><text:a xlink:type="simple" xlink:href="http://astrogeology.usgs.gov/maps/moon-apollo-landing-panoramas" text:style-name="Internet_20_link" text:visited-style-name="Visited_20_Internet_20_Link">http</text:a><text:a xlink:type="simple" xlink:href="http://astrogeology.usgs.gov/maps/moon-apollo-landing-panoramas" text:style-name="Internet_20_link" text:visited-style-name="Visited_20_Internet_20_Link">://</text:a><text:a xlink:type="simple" xlink:href="http://astrogeology.usgs.gov/maps/moon-apollo-landing-panoramas" text:style-name="Internet_20_link" text:visited-style-name="Visited_20_Internet_20_Link">astrogeology</text:a><text:a xlink:type="simple" xlink:href="http://astrogeology.usgs.gov/maps/moon-apollo-landing-panoramas" text:style-name="Internet_20_link" text:visited-style-name="Visited_20_Internet_20_Link">.</text:a><text:a xlink:type="simple" xlink:href="http://astrogeology.usgs.gov/maps/moon-apollo-landing-panoramas" text:style-name="Internet_20_link" text:visited-style-name="Visited_20_Internet_20_Link">usgs</text:a><text:a xlink:type="simple" xlink:href="http://astrogeology.usgs.gov/maps/moon-apollo-landing-panoramas" text:style-name="Internet_20_link" text:visited-style-name="Visited_20_Internet_20_Link">.</text:a><text:a xlink:type="simple" xlink:href="http://astrogeology.usgs.gov/maps/moon-apollo-landing-panoramas" text:style-name="Internet_20_link" text:visited-style-name="Visited_20_Internet_20_Link">gov</text:a><text:a xlink:type="simple" xlink:href="http://astrogeology.usgs.gov/maps/moon-apollo-landing-panoramas" text:style-name="Internet_20_link" text:visited-style-name="Visited_20_Internet_20_Link">/</text:a><text:a xlink:type="simple" xlink:href="http://astrogeology.usgs.gov/maps/moon-apollo-landing-panoramas" text:style-name="Internet_20_link" text:visited-style-name="Visited_20_Internet_20_Link">maps</text:a><text:a xlink:type="simple" xlink:href="http://astrogeology.usgs.gov/maps/moon-apollo-landing-panoramas" text:style-name="Internet_20_link" text:visited-style-name="Visited_20_Internet_20_Link">/</text:a><text:a xlink:type="simple" xlink:href="http://astrogeology.usgs.gov/maps/moon-apollo-landing-panoramas" text:style-name="Internet_20_link" text:visited-style-name="Visited_20_Internet_20_Link">moon</text:a><text:a xlink:type="simple" xlink:href="http://astrogeology.usgs.gov/maps/moon-apollo-landing-panoramas" text:style-name="Internet_20_link" text:visited-style-name="Visited_20_Internet_20_Link">-</text:a><text:a xlink:type="simple" xlink:href="http://astrogeology.usgs.gov/maps/moon-apollo-landing-panoramas" text:style-name="Internet_20_link" text:visited-style-name="Visited_20_Internet_20_Link">apollo</text:a><text:a xlink:type="simple" xlink:href="http://astrogeology.usgs.gov/maps/moon-apollo-landing-panoramas" text:style-name="Internet_20_link" text:visited-style-name="Visited_20_Internet_20_Link">-</text:a><text:a xlink:type="simple" xlink:href="http://astrogeology.usgs.gov/maps/moon-apollo-landing-panoramas" text:style-name="Internet_20_link" text:visited-style-name="Visited_20_Internet_20_Link">landing</text:a><text:a xlink:type="simple" xlink:href="http://astrogeology.usgs.gov/maps/moon-apollo-landing-panoramas" text:style-name="Internet_20_link" text:visited-style-name="Visited_20_Internet_20_Link">-</text:a><text:a xlink:type="simple" xlink:href="http://astrogeology.usgs.gov/maps/moon-apollo-landing-panoramas" text:style-name="Internet_20_link" text:visited-style-name="Visited_20_Internet_20_Link">panoramas</text:a></text:p>
        </text:list-item>
        <text:list-item>
          <text:p text:style-name="P10"><text:span text:style-name="T3">BodyParts3D / Anatomography - </text:span><text:a xlink:type="simple" xlink:href="http://lifesciencedb.jp/bp3d/" text:style-name="Internet_20_link" text:visited-style-name="Visited_20_Internet_20_Link">http</text:a><text:a xlink:type="simple" xlink:href="http://lifesciencedb.jp/bp3d/" text:style-name="Internet_20_link" text:visited-style-name="Visited_20_Internet_20_Link">://</text:a><text:a xlink:type="simple" xlink:href="http://lifesciencedb.jp/bp3d/" text:style-name="Internet_20_link" text:visited-style-name="Visited_20_Internet_20_Link">lifesciencedb</text:a><text:a xlink:type="simple" xlink:href="http://lifesciencedb.jp/bp3d/" text:style-name="Internet_20_link" text:visited-style-name="Visited_20_Internet_20_Link">.</text:a><text:a xlink:type="simple" xlink:href="http://lifesciencedb.jp/bp3d/" text:style-name="Internet_20_link" text:visited-style-name="Visited_20_Internet_20_Link">jp</text:a><text:a xlink:type="simple" xlink:href="http://lifesciencedb.jp/bp3d/" text:style-name="Internet_20_link" text:visited-style-name="Visited_20_Internet_20_Link">/</text:a><text:a xlink:type="simple" xlink:href="http://lifesciencedb.jp/bp3d/" text:style-name="Internet_20_link" text:visited-style-name="Visited_20_Internet_20_Link">bp</text:a><text:a xlink:type="simple" xlink:href="http://lifesciencedb.jp/bp3d/" text:style-name="Internet_20_link" text:visited-style-name="Visited_20_Internet_20_Link">3</text:a><text:a xlink:type="simple" xlink:href="http://lifesciencedb.jp/bp3d/" text:style-name="Internet_20_link" text:visited-style-name="Visited_20_Internet_20_Link">d</text:a><text:a xlink:type="simple" xlink:href="http://lifesciencedb.jp/bp3d/" text:style-name="Internet_20_link" text:visited-style-name="Visited_20_Internet_20_Link">/</text:a><text:span text:style-name="T3"> </text:span></text:p>
        </text:list-item>
      </text:list>
      <text:p text:style-name="P7"/>
      <text:p text:style-name="P6"/>
      <text:p text:style-name="P1"><text:span text:style-name="T4">Do you have a useful link not listed here? Drop me a line to share… Thanks!</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loext:contextual-spacing="false" fo:line-height="115%" fo:text-align="start" style:justify-single-word="false" fo:orphans="2" fo:widows="2" fo:text-indent="0in" style:auto-text-indent="false" style:vertical-align="auto" style:writing-mode="lr-tb"/>
      <style:text-properties fo:color="#000000" style:text-line-through-style="none" style:text-line-through-type="none"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ing_20_1" style:display-name="Heading 1" style:family="paragraph" style:parent-style-name="Standard" style:default-outline-level="" style:class="text">
      <style:paragraph-properties fo:margin-left="0in" fo:margin-right="0in" fo:margin-top="0.278in" fo:margin-bottom="0.0835in" loext:contextual-spacing="false" fo:line-height="115%" fo:text-align="start" style:justify-single-word="false" fo:keep-together="always" fo:orphans="2" fo:widows="2" fo:text-indent="0in" style:auto-text-indent="false" fo:keep-with-next="always" style:vertical-align="auto" style:writing-mode="lr-tb"/>
      <style:text-properties fo:color="#000000" style:text-line-through-style="none" style:text-line-through-type="none"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style>
    <style:style style:name="Heading_20_2" style:display-name="Heading 2" style:family="paragraph" style:parent-style-name="Standard" style:default-outline-level="" style:class="text">
      <style:paragraph-properties fo:margin-left="0in" fo:margin-right="0in" fo:margin-top="0.25in" fo:margin-bottom="0.0835in" loext:contextual-spacing="false" fo:line-height="115%" fo:text-align="start" style:justify-single-word="false" fo:keep-together="always" fo:orphans="2" fo:widows="2" fo:text-indent="0in" style:auto-text-indent="false" fo:keep-with-next="always" style:vertical-align="auto" style:writing-mode="lr-tb"/>
      <style:text-properties fo:color="#000000" style:text-line-through-style="none" style:text-line-through-type="none"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font-style-complex="normal" style:font-weight-complex="normal"/>
    </style:style>
    <style:style style:name="Heading_20_3" style:display-name="Heading 3" style:family="paragraph" style:parent-style-name="Standard" style:default-outline-level="" style:class="text">
      <style:paragraph-properties fo:margin-left="0in" fo:margin-right="0in" fo:margin-top="0.222in" fo:margin-bottom="0.0555in" loext:contextual-spacing="false" fo:line-height="115%" fo:text-align="start" style:justify-single-word="false" fo:keep-together="always" fo:orphans="2" fo:widows="2" fo:text-indent="0in" style:auto-text-indent="false" fo:keep-with-next="always" style:vertical-align="auto" style:writing-mode="lr-tb"/>
      <style:text-properties fo:color="#434343" style:text-line-through-style="none" style:text-line-through-type="none"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font-style-complex="normal" style:font-weight-complex="normal"/>
    </style:style>
    <style:style style:name="Heading_20_4" style:display-name="Heading 4" style:family="paragraph" style:parent-style-name="Standard" style:default-outline-level="" style:class="text">
      <style:paragraph-properties fo:margin-left="0in" fo:margin-right="0in" fo:margin-top="0.1945in" fo:margin-bottom="0.0555in" loext:contextual-spacing="false" fo:line-height="115%" fo:text-align="start" style:justify-single-word="false" fo:keep-together="always" fo:orphans="2" fo:widows="2" fo:text-indent="0in" style:auto-text-indent="false" fo:keep-with-next="always" style:vertical-align="auto" style:writing-mode="lr-tb"/>
      <style:text-properties fo:color="#666666" style:text-line-through-style="none" style:text-line-through-type="none"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font-style-complex="normal" style:font-weight-complex="normal"/>
    </style:style>
    <style:style style:name="Heading_20_5" style:display-name="Heading 5" style:family="paragraph" style:parent-style-name="Standard" style:default-outline-level="" style:class="text">
      <style:paragraph-properties fo:margin-left="0in" fo:margin-right="0in" fo:margin-top="0.1665in" fo:margin-bottom="0.0555in" loext:contextual-spacing="false" fo:line-height="115%" fo:text-align="start" style:justify-single-word="false" fo:keep-together="always" fo:orphans="2" fo:widows="2" fo:text-indent="0in" style:auto-text-indent="false" fo:keep-with-next="always" style:vertical-align="auto" style:writing-mode="lr-tb"/>
      <style:text-properties fo:color="#666666" style:text-line-through-style="none" style:text-line-through-type="none"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Heading_20_6" style:display-name="Heading 6" style:family="paragraph" style:parent-style-name="Standard" style:default-outline-level="" style:class="text">
      <style:paragraph-properties fo:margin-left="0in" fo:margin-right="0in" fo:margin-top="0.1665in" fo:margin-bottom="0.0555in" loext:contextual-spacing="false" fo:line-height="115%" fo:text-align="start" style:justify-single-word="false" fo:keep-together="always" fo:orphans="2" fo:widows="2" fo:text-indent="0in" style:auto-text-indent="false" fo:keep-with-next="always" style:vertical-align="auto" style:writing-mode="lr-tb"/>
      <style:text-properties fo:color="#666666" style:text-line-through-style="none" style:text-line-through-type="none"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font-style-complex="italic" style:font-weight-complex="normal"/>
    </style:style>
    <style:style style:name="Title" style:family="paragraph" style:parent-style-name="Standard" style:default-outline-level="" style:class="chapter">
      <style:paragraph-properties fo:margin-left="0in" fo:margin-right="0in" fo:margin-top="0in" fo:margin-bottom="0.0417in" loext:contextual-spacing="false" fo:line-height="115%" fo:text-align="start" style:justify-single-word="false" fo:keep-together="always" fo:orphans="2" fo:widows="2" fo:text-indent="0in" style:auto-text-indent="false" fo:keep-with-next="always" style:vertical-align="auto" style:writing-mode="lr-tb"/>
      <style:text-properties fo:color="#000000" style:text-line-through-style="none" style:text-line-through-type="none"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font-style-complex="normal" style:font-weight-complex="normal"/>
    </style:style>
    <style:style style:name="Subtitle" style:family="paragraph" style:parent-style-name="Standard" style:default-outline-level="" style:class="chapter">
      <style:paragraph-properties fo:margin-left="0in" fo:margin-right="0in" fo:margin-top="0in" fo:margin-bottom="0.222in" loext:contextual-spacing="false" fo:line-height="115%" fo:text-align="start" style:justify-single-word="false" fo:keep-together="always" fo:orphans="2" fo:widows="2" fo:text-indent="0in" style:auto-text-indent="false" fo:keep-with-next="always" style:vertical-align="auto" style:writing-mode="lr-tb"/>
      <style:text-properties fo:color="#666666" style:text-line-through-style="none" style:text-line-through-type="none"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font-style-complex="normal" style:font-weight-complex="normal"/>
    </style:style>
    <style:style style:name="Footer"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15%" fo:text-align="center" style:justify-single-word="false" fo:orphans="2" fo:widows="2" fo:text-indent="0in" style:auto-text-indent="false" fo:padding="0in" fo:border="none" style:vertical-align="auto" style:writing-mode="lr-tb"/>
    </style:style>
    <style:style style:name="MT1" style:family="text">
      <style:text-properties fo:color="#000000" style:text-line-through-style="none" style:text-line-through-type="none" style:font-name="Arial" fo:font-size="11pt" fo:font-style="normal" style:text-underline-style="none" fo:font-weight="normal" style:font-name-asian="Arial1" style:font-size-asian="11pt" style:font-style-asian="normal" style:font-weight-asian="normal" style:font-name-complex="Arial1" style:font-size-complex="11pt" style:font-style-complex="normal" style:font-weight-complex="normal"/>
    </style:style>
    <style:style style:name="MT2" style:family="text">
      <style:text-properties fo:color="#000080" style:text-line-through-style="none" style:text-line-through-type="none" style:font-name="Arial" fo:font-size="11pt" fo:font-style="normal" style:text-underline-style="solid" style:text-underline-width="auto" style:text-underline-color="font-color" fo:font-weight="normal" style:font-name-asian="Arial1" style:font-size-asian="11pt" style:font-style-asian="normal" style:font-weight-asian="normal" style:font-name-complex="Arial1" style:font-size-complex="11pt" style:font-style-complex="normal" style:font-weight-complex="normal"/>
    </style:style>
    <style:page-layout style:name="Mpm1">
      <style:page-layout-properties fo:page-width="8.5in" fo:page-height="11in" style:num-format="1" style:print-orientation="portrait" fo:margin-top="0.5in" fo:margin-bottom="0.4917in" fo:margin-left="0.5in" fo:margin-right="0.5in" style:writing-mode="lr-tb" style:layout-grid-color="#c0c0c0" style:layout-grid-lines="2540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MP1"><text:span text:style-name="MT1">Waylena McCully - Production Designer - William M. Staerkel Planetarium - </text:span><text:a xlink:type="simple" xlink:href="mailto:wmccully@parkland.edu" text:style-name="Internet_20_link" text:visited-style-name="Visited_20_Internet_20_Link"><text:span text:style-name="MT2">wmccully</text:span></text:a><text:a xlink:type="simple" xlink:href="mailto:wmccully@parkland.edu" text:style-name="Internet_20_link" text:visited-style-name="Visited_20_Internet_20_Link"><text:span text:style-name="MT2">@</text:span></text:a><text:a xlink:type="simple" xlink:href="mailto:wmccully@parkland.edu" text:style-name="Internet_20_link" text:visited-style-name="Visited_20_Internet_20_Link"><text:span text:style-name="MT2">parkland</text:span></text:a><text:a xlink:type="simple" xlink:href="mailto:wmccully@parkland.edu" text:style-name="Internet_20_link" text:visited-style-name="Visited_20_Internet_20_Link"><text:span text:style-name="MT2">.</text:span></text:a><text:a xlink:type="simple" xlink:href="mailto:wmccully@parkland.edu" text:style-name="Internet_20_link" text:visited-style-name="Visited_20_Internet_20_Link"><text:span text:style-name="MT2">edu</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2</meta:editing-cycles>
    <meta:editing-duration>PT3M2S</meta:editing-duration>
    <dc:date>2017-04-06T16:38:39.779000000</dc:date>
    <meta:generator>LibreOffice/5.2.6.2$Windows_x86 LibreOffice_project/a3100ed2409ebf1c212f5048fbe377c281438fdc</meta:generator>
    <meta:document-statistic meta:table-count="0" meta:image-count="0" meta:object-count="0" meta:page-count="1" meta:paragraph-count="36" meta:word-count="355" meta:character-count="2635" meta:non-whitespace-character-count="2332"/>
  </office:meta>
</office:document-meta>
</file>